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1000002AE48F7887F.png" manifest:media-type="image/png"/>
  <manifest:file-entry manifest:full-path="Pictures/1000000100000434000002AFE36191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2" text:anchor-type="char" svg:x="0in" svg:y="0.1138in" svg:width="6.6929in" svg:height="4.2728in" draw:z-index="0"><draw:image xlink:href="Pictures/1000000100000434000002AFE3619180.png" xlink:type="simple" xlink:show="embed" xlink:actuate="onLoad" draw:mime-type="image/png"/></draw:frame></text:p>
      <text:p text:style-name="Standard"/>
      <text:p text:style-name="Standard"><draw:frame draw:style-name="fr1" draw:name="Image1" text:anchor-type="char" svg:width="6.6929in" svg:height="3.772in" draw:z-index="1"><draw:image xlink:href="Pictures/10000001000004C1000002AE48F7887F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0:57:04.480751492</meta:creation-date>
    <dc:date>2025-09-01T21:00:40.852385663</dc:date>
    <meta:editing-duration>PT3M3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